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0ff9f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ff9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0ff9f8" style:font-size-asian="10.5pt" style:font-weight-asian="bold" style:font-size-complex="12pt" style:font-weight-complex="bold"/>
    </style:style>
    <style:style style:name="T1" style:family="text">
      <style:text-properties officeooo:rsid="000ff9f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autònom <text:span text:style-name="T1">fred</text:span></text:p>
      <text:p text:style-name="P2"/>
      <text:p text:style-name="P6">TA01:</text:p>
      <text:p text:style-name="P3"/>
      <text:p text:style-name="P3">Data de lliurament: 02/10/23</text:p>
      <text:p text:style-name="P1"/>
      <text:p text:style-name="P4"><text:span text:style-name="T1">P</text:span>erqué <text:span text:style-name="T1">a</text:span> la taula de pàg. 4 <text:span text:style-name="T1">del apunts 1.1</text:span>, l'equip MFZ-K25VA, té potència de fred de 2,5 kW i de calor de 3,4 kW? </text:p>
      <text:p text:style-name="P3"/>
      <text:p text:style-name="P3">Explica amb l'ajuda d'un esquema d'una instal·lació de fred amb els 4 components principals i un diagrama Molliere.</text:p>
      <text:p text:style-name="P3"/>
      <text:p text:style-name="P3">Dades de la instal·lació:</text:p>
      <text:p text:style-name="P3"/>
      <text:p text:style-name="P3">R-410<text:span text:style-name="T2"> </text:span><text:span text:style-name="T3">a</text:span></text:p>
      <text:p text:style-name="P3">En modo fred: Temperatura condensació 50 ºC, temperatura evaporació 5 ºC.</text:p>
      <text:p text:style-name="P3">En modo calor: Temperatura condensació 50 ºC, temperatura evaporació -10 ºC.</text:p>
      <text:p text:style-name="P3"/>
      <text:p text:style-name="P3"/>
      <text:p text:style-name="P3"/>
      <text:p text:style-name="P4"><text:span text:style-name="T1">P</text:span>erquè s'utilitzaen manómetres per determinar les temperatures de condensació i evaporació i no termòmetres?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5T22:22:31.356075405</dc:date>
    <meta:editing-duration>PT9M27S</meta:editing-duration>
    <meta:editing-cycles>10</meta:editing-cycles>
    <meta:document-statistic meta:table-count="0" meta:image-count="0" meta:object-count="0" meta:page-count="1" meta:paragraph-count="10" meta:word-count="93" meta:character-count="572" meta:non-whitespace-character-count="488"/>
  </office:meta>
</office:document-meta>
</file>